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2.3161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2.0756in"/>
    </style:style>
    <style:style style:name="co6" style:family="table-column">
      <style:table-column-properties fo:break-before="auto" style:column-width="0.961in"/>
    </style:style>
    <style:style style:name="co7" style:family="table-column">
      <style:table-column-properties fo:break-before="auto" style:column-width="1.605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6600"/>
      <style:text-properties fo:color="#000000"/>
    </style:style>
    <style:style style:name="ce5" style:family="table-cell" style:parent-style-name="Default" style:data-style-name="N100">
      <style:table-cell-properties fo:background-color="#ffd320" style:text-align-source="fix" style:repeat-content="false"/>
      <style:paragraph-properties fo:text-align="center" fo:margin-left="0in"/>
      <style:text-properties fo:color="#000000"/>
    </style:style>
    <style:style style:name="ce6" style:family="table-cell" style:parent-style-name="Default" style:data-style-name="N100">
      <style:table-cell-properties fo:background-color="#b80047"/>
      <style:text-properties fo:color="#ffffff"/>
    </style:style>
    <style:style style:name="ce7" style:family="table-cell" style:parent-style-name="Default" style:data-style-name="N100">
      <style:table-cell-properties fo:background-color="#000080"/>
      <style:text-properties fo:color="#ffffff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ff0000"/>
      <style:text-properties fo:color="#ffffff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fo:background-color="#ffd320" style:text-align-source="fix" style:repeat-content="false"/>
      <style:paragraph-properties fo:text-align="start" fo:margin-left="0in"/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>
      <style:text-properties style:font-name-asian="Microsoft YaHei" style:language-asian="zh" style:country-asian="CN" style:font-name-complex="Mangal" style:language-complex="hi" style:country-complex="IN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ffff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1-2</text:p>
          </table:table-cell>
          <table:table-cell office:value-type="string">
            <text:p>Ant - Giant</text:p>
          </table:table-cell>
          <table:table-cell office:value-type="string">
            <text:p>1-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3-4</text:p>
          </table:table-cell>
          <table:table-cell office:value-type="string">
            <text:p>Badger</text:p>
          </table:table-cell>
          <table:table-cell office:value-type="string">
            <text:p>1-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5-14</text:p>
          </table:table-cell>
          <table:table-cell table:style-name="ce13" office:value-type="string">
            <text:p>Beetle - Giant - Fire</text:p>
          </table:table-cell>
          <table:table-cell office:value-type="string">
            <text:p>1-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15</text:p>
          </table:table-cell>
          <table:table-cell office:value-type="string">
            <text:p>Demon - Manes (Sub Demon)</text:p>
          </table:table-cell>
          <table:table-cell office:value-type="string">
            <text:p>1-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16-17</text:p>
          </table:table-cell>
          <table:table-cell office:value-type="string">
            <text:p>Dwarf</text:p>
          </table:table-cell>
          <table:table-cell office:value-type="string">
            <text:p>4-1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18</text:p>
          </table:table-cell>
          <table:table-cell office:value-type="string">
            <text:p>Ear Seeker</text:p>
          </table:table-cell>
          <table:table-cell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19</text:p>
          </table:table-cell>
          <table:table-cell office:value-type="string">
            <text:p>Elf</text:p>
          </table:table-cell>
          <table:table-cell office:value-type="string">
            <text:p>3-11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20-21</text:p>
          </table:table-cell>
          <table:table-cell office:value-type="string">
            <text:p>Gnome</text:p>
          </table:table-cell>
          <table:table-cell office:value-type="string">
            <text:p>5-15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22-26</text:p>
          </table:table-cell>
          <table:table-cell table:style-name="Default" office:value-type="string">
            <text:p>Goblin</text:p>
          </table:table-cell>
          <table:table-cell office:value-type="string">
            <text:p>6-1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27-28</text:p>
          </table:table-cell>
          <table:table-cell office:value-type="string">
            <text:p>Halfling</text:p>
          </table:table-cell>
          <table:table-cell office:value-type="string">
            <text:p>9-16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29-33</text:p>
          </table:table-cell>
          <table:table-cell office:value-type="string">
            <text:p>Hobgoblin</text:p>
          </table:table-cell>
          <table:table-cell office:value-type="string">
            <text:p>2-8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table:style-name="Default" office:value-type="string">
            <text:p>34-48</text:p>
          </table:table-cell>
          <table:table-cell office:value-type="string">
            <text:p>Human</text:p>
          </table:table-cell>
          <table:table-cell office:value-type="string">
            <text:p>0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49-54</text:p>
          </table:table-cell>
          <table:table-cell office:value-type="string">
            <text:p>Kobold</text:p>
          </table:table-cell>
          <table:table-cell office:value-type="string">
            <text:p>6-18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string">
            <text:p>MONSTER LEVEL I</text:p>
          </table:table-cell>
          <table:table-cell office:value-type="string">
            <text:p>55-66</text:p>
          </table:table-cell>
          <table:table-cell office:value-type="string">
            <text:p>Orc</text:p>
          </table:table-cell>
          <table:table-cell office:value-type="string">
            <text:p>7-1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1 </text:p>
          </table:table-cell>
          <table:table-cell table:style-name="ce2" office:value-type="string">
            <text:p>MONSTER LEVEL I</text:p>
          </table:table-cell>
          <table:table-cell office:value-type="string">
            <text:p>67-70</text:p>
          </table:table-cell>
          <table:table-cell office:value-type="string">
            <text:p>Piercer</text:p>
          </table:table-cell>
          <table:table-cell office:value-type="string">
            <text:p>1-3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1 </text:p>
          </table:table-cell>
          <table:table-cell table:style-name="ce2" office:value-type="string">
            <text:p>MONSTER LEVEL I</text:p>
          </table:table-cell>
          <table:table-cell office:value-type="string">
            <text:p>71-83</text:p>
          </table:table-cell>
          <table:table-cell office:value-type="string">
            <text:p>Rat – Giant</text:p>
          </table:table-cell>
          <table:table-cell office:value-type="string">
            <text:p>5-20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1 </text:p>
          </table:table-cell>
          <table:table-cell table:style-name="ce2" office:value-type="string">
            <text:p>MONSTER LEVEL I</text:p>
          </table:table-cell>
          <table:table-cell office:value-type="string">
            <text:p>84-85</text:p>
          </table:table-cell>
          <table:table-cell office:value-type="string">
            <text:p>Rot grub</text:p>
          </table:table-cell>
          <table:table-cell office:value-type="string">
            <text:p>1-3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1 </text:p>
          </table:table-cell>
          <table:table-cell table:style-name="ce2" office:value-type="string">
            <text:p>MONSTER LEVEL I</text:p>
          </table:table-cell>
          <table:table-cell office:value-type="string">
            <text:p>86-96</text:p>
          </table:table-cell>
          <table:table-cell office:value-type="string">
            <text:p>Shrieker</text:p>
          </table:table-cell>
          <table:table-cell office:value-type="string">
            <text:p>1-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1 </text:p>
          </table:table-cell>
          <table:table-cell table:style-name="ce2" office:value-type="string">
            <text:p>MONSTER LEVEL I</text:p>
          </table:table-cell>
          <table:table-cell office:value-type="string">
            <text:p>97-98</text:p>
          </table:table-cell>
          <table:table-cell office:value-type="string">
            <text:p>Skeleton</text:p>
          </table:table-cell>
          <table:table-cell office:value-type="string">
            <text:p>1-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1 </text:p>
          </table:table-cell>
          <table:table-cell table:style-name="ce2" office:value-type="string">
            <text:p>MONSTER LEVEL I</text:p>
          </table:table-cell>
          <table:table-cell office:value-type="string">
            <text:p>99-100</text:p>
          </table:table-cell>
          <table:table-cell office:value-type="string">
            <text:p>Zombie</text:p>
          </table:table-cell>
          <table:table-cell office:value-type="string">
            <text:p>1-3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4" office:value-type="string">
            <text:p># Table</text:p>
          </table:table-cell>
          <table:table-cell table:style-name="ce4" office:value-type="string">
            <text:p>Level</text:p>
          </table:table-cell>
          <table:table-cell table:style-name="ce4" office:value-type="string">
            <text:p>Table Name</text:p>
          </table:table-cell>
          <table:table-cell table:style-name="ce4" office:value-type="string">
            <text:p>Dice</text:p>
          </table:table-cell>
          <table:table-cell table:style-name="ce4" office:value-type="string">
            <text:p>Creature</text:p>
          </table:table-cell>
          <table:table-cell table:style-name="ce4" office:value-type="string">
            <text:p>Numbers</text:p>
          </table:table-cell>
          <table:table-cell table:style-name="ce4" office:value-type="string">
            <text:p>Data</text:p>
          </table:table-cell>
          <table:table-cell/>
        </table:table-row>
        <table:table-row table:style-name="ro1">
          <table:table-cell table:style-name="ce2" office:value-type="string">
            <text:p>1</text:p>
          </table:table-cell>
          <table:table-cell office:value-type="float" office:value="1">
            <text:p>1</text:p>
          </table:table-cell>
          <table:table-cell table:style-name="ce2" office:value-type="string">
            <text:p>HUMAN SUBTABLE I</text:p>
          </table:table-cell>
          <table:table-cell table:style-name="ce10" office:value-type="string">
            <text:p>1-25</text:p>
          </table:table-cell>
          <table:table-cell table:style-name="ce10" office:value-type="string">
            <text:p>Human - Bandit/Brigand</text:p>
          </table:table-cell>
          <table:table-cell table:style-name="ce2" office:value-type="string">
            <text:p>5-15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1</text:p>
          </table:table-cell>
          <table:table-cell office:value-type="float" office:value="1">
            <text:p>1</text:p>
          </table:table-cell>
          <table:table-cell table:style-name="ce2" office:value-type="string">
            <text:p>HUMAN SUBTABLE I</text:p>
          </table:table-cell>
          <table:table-cell table:style-name="ce10" office:value-type="string">
            <text:p>26-30</text:p>
          </table:table-cell>
          <table:table-cell table:style-name="ce10" office:value-type="string">
            <text:p>Human - Berserker</text:p>
          </table:table-cell>
          <table:table-cell table:style-name="ce2" office:value-type="string">
            <text:p>3-9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1</text:p>
          </table:table-cell>
          <table:table-cell office:value-type="float" office:value="1">
            <text:p>1</text:p>
          </table:table-cell>
          <table:table-cell table:style-name="ce2" office:value-type="string">
            <text:p>HUMAN SUBTABLE I</text:p>
          </table:table-cell>
          <table:table-cell table:style-name="ce10" office:value-type="string">
            <text:p>31-45</text:p>
          </table:table-cell>
          <table:table-cell table:style-name="ce10" office:value-type="string">
            <text:p>Human - Bandit/Brigand</text:p>
          </table:table-cell>
          <table:table-cell table:style-name="ce2" office:value-type="string">
            <text:p>5-15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1</text:p>
          </table:table-cell>
          <table:table-cell office:value-type="float" office:value="1">
            <text:p>1</text:p>
          </table:table-cell>
          <table:table-cell table:style-name="ce2" office:value-type="string">
            <text:p>HUMAN SUBTABLE I</text:p>
          </table:table-cell>
          <table:table-cell table:style-name="ce10" office:value-type="string">
            <text:p>46-100</text:p>
          </table:table-cell>
          <table:table-cell table:style-name="ce10" office:value-type="string">
            <text:p>CHARACTER SUBTABLE</text:p>
          </table:table-cell>
          <table:table-cell table:style-name="ce2" office:value-type="string">
            <text:p>0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5" office:value-type="string">
            <text:p># Table</text:p>
          </table:table-cell>
          <table:table-cell table:style-name="ce5" office:value-type="string">
            <text:p>Level</text:p>
          </table:table-cell>
          <table:table-cell table:style-name="ce5" office:value-type="string">
            <text:p>Table Name</text:p>
          </table:table-cell>
          <table:table-cell table:style-name="ce11" office:value-type="string">
            <text:p>Dice</text:p>
          </table:table-cell>
          <table:table-cell table:style-name="ce5" office:value-type="string">
            <text:p>Creature</text:p>
          </table:table-cell>
          <table:table-cell table:style-name="ce5" office:value-type="string">
            <text:p>Numbers</text:p>
          </table:table-cell>
          <table:table-cell table:style-name="ce5" office:value-type="string">
            <text:p>Data</text:p>
          </table:table-cell>
          <table:table-cell table:style-name="ce15"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1-17</text:p>
          </table:table-cell>
          <table:table-cell table:style-name="ce10" office:value-type="string">
            <text:p>Cleric</text:p>
          </table:table-cell>
          <table:table-cell table:style-name="ce2" office:value-type="string">
            <text:p>3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18-20</text:p>
          </table:table-cell>
          <table:table-cell table:style-name="ce10" office:value-type="string">
            <text:p>Druid</text:p>
          </table:table-cell>
          <table:table-cell table:style-name="ce2" office:value-type="string">
            <text:p>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21-60</text:p>
          </table:table-cell>
          <table:table-cell table:style-name="ce10" office:value-type="string">
            <text:p>Fighter</text:p>
          </table:table-cell>
          <table:table-cell table:style-name="ce2" office:value-type="string">
            <text:p>5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61-62</text:p>
          </table:table-cell>
          <table:table-cell table:style-name="ce10" office:value-type="string">
            <text:p>Paladin</text:p>
          </table:table-cell>
          <table:table-cell table:style-name="ce2" office:value-type="string">
            <text:p>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63-65</text:p>
          </table:table-cell>
          <table:table-cell table:style-name="ce10" office:value-type="string">
            <text:p>Ranger</text:p>
          </table:table-cell>
          <table:table-cell table:style-name="ce2" office:value-type="string">
            <text:p>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66-86</text:p>
          </table:table-cell>
          <table:table-cell table:style-name="ce10" office:value-type="string">
            <text:p>Magic-User</text:p>
          </table:table-cell>
          <table:table-cell table:style-name="ce2" office:value-type="string">
            <text:p>3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87-88</text:p>
          </table:table-cell>
          <table:table-cell table:style-name="ce10" office:value-type="string">
            <text:p>Illusionist</text:p>
          </table:table-cell>
          <table:table-cell table:style-name="ce2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89-98</text:p>
          </table:table-cell>
          <table:table-cell table:style-name="ce10" office:value-type="string">
            <text:p>Thief</text:p>
          </table:table-cell>
          <table:table-cell table:style-name="ce2" office:value-type="string">
            <text:p>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99</text:p>
          </table:table-cell>
          <table:table-cell table:style-name="ce10" office:value-type="string">
            <text:p>Assassin</text:p>
          </table:table-cell>
          <table:table-cell table:style-name="ce2" office:value-type="string">
            <text:p>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2" office:value-type="string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>CHARACTER SUBTABLE</text:p>
          </table:table-cell>
          <table:table-cell table:style-name="ce10" office:value-type="string">
            <text:p>100</text:p>
          </table:table-cell>
          <table:table-cell table:style-name="ce10" office:value-type="string">
            <text:p>Monk</text:p>
          </table:table-cell>
          <table:table-cell table:style-name="ce2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1-1</text:p>
          </table:table-cell>
          <table:table-cell office:value-type="string">
            <text:p>Badger - Giant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2-16</text:p>
          </table:table-cell>
          <table:table-cell office:value-type="string">
            <text:p>Centipede - Giant</text:p>
          </table:table-cell>
          <table:table-cell office:value-type="string">
            <text:p>3-1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17-27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28-29</text:p>
          </table:table-cell>
          <table:table-cell office:value-type="string">
            <text:p>Devil - Lemure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30-31</text:p>
          </table:table-cell>
          <table:table-cell office:value-type="string">
            <text:p>Gas Spore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32-38</text:p>
          </table:table-cell>
          <table:table-cell office:value-type="string">
            <text:p>Gnoll</text:p>
          </table:table-cell>
          <table:table-cell office:value-type="string">
            <text:p>4-1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39-46</text:p>
          </table:table-cell>
          <table:table-cell office:value-type="string">
            <text:p>Piercer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47-58</text:p>
          </table:table-cell>
          <table:table-cell office:value-type="string">
            <text:p>Rat - Giant</text:p>
          </table:table-cell>
          <table:table-cell office:value-type="string">
            <text:p>6-2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59-60</text:p>
          </table:table-cell>
          <table:table-cell office:value-type="string">
            <text:p>Rot grub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61-72</text:p>
          </table:table-cell>
          <table:table-cell office:value-type="string">
            <text:p>Shrieker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73-77</text:p>
          </table:table-cell>
          <table:table-cell office:value-type="string">
            <text:p>Stirge</text:p>
          </table:table-cell>
          <table:table-cell office:value-type="string">
            <text:p>5-1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78-87</text:p>
          </table:table-cell>
          <table:table-cell office:value-type="string">
            <text:p>Toad - Giant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ONSTER LEVEL II</text:p>
          </table:table-cell>
          <table:table-cell office:value-type="string">
            <text:p>88-100</text:p>
          </table:table-cell>
          <table:table-cell office:value-type="string">
            <text:p>Troglodyte</text:p>
          </table:table-cell>
          <table:table-cell office:value-type="string">
            <text:p>2-8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MONSTER LEVEL III</text:p>
          </table:table-cell>
          <table:table-cell office:value-type="string">
            <text:p>1-10</text:p>
          </table:table-cell>
          <table:table-cell office:value-type="string">
            <text:p>Beetle - Giant - Boring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11-20</text:p>
          </table:table-cell>
          <table:table-cell office:value-type="string">
            <text:p>Bugbear</text:p>
          </table:table-cell>
          <table:table-cell office:value-type="string">
            <text:p>2-7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21-30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31-32</text:p>
          </table:table-cell>
          <table:table-cell office:value-type="string">
            <text:p>DRAGON SUBTABLE II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33-34</text:p>
          </table:table-cell>
          <table:table-cell office:value-type="string">
            <text:p>Fungi - Violet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35-40</text:p>
          </table:table-cell>
          <table:table-cell office:value-type="string">
            <text:p>Gelatinous Cub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41-45</text:p>
          </table:table-cell>
          <table:table-cell office:value-type="string">
            <text:p>Ghoul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46-50</text:p>
          </table:table-cell>
          <table:table-cell office:value-type="string">
            <text:p>Lizard – Giant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51-54</text:p>
          </table:table-cell>
          <table:table-cell office:value-type="string">
            <text:p>Lycanthrope – Wererat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55-60</text:p>
          </table:table-cell>
          <table:table-cell office:value-type="string">
            <text:p>Ochre Jelly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61-72</text:p>
          </table:table-cell>
          <table:table-cell office:value-type="string">
            <text:p>Ogre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73-74</text:p>
          </table:table-cell>
          <table:table-cell office:value-type="string">
            <text:p>Piercer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75-75</text:p>
          </table:table-cell>
          <table:table-cell office:value-type="string">
            <text:p>Rot grub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76-77</text:p>
          </table:table-cell>
          <table:table-cell office:value-type="string">
            <text:p>Shrieker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78-84</text:p>
          </table:table-cell>
          <table:table-cell office:value-type="string">
            <text:p>Spider – Huge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85-93</text:p>
          </table:table-cell>
          <table:table-cell office:value-type="string">
            <text:p>Spider – Large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94-95</text:p>
          </table:table-cell>
          <table:table-cell office:value-type="string">
            <text:p>Tick – Giant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2" office:value-type="string">
            <text:p>MONSTER LEVEL III</text:p>
          </table:table-cell>
          <table:table-cell office:value-type="string">
            <text:p>96-100</text:p>
          </table:table-cell>
          <table:table-cell office:value-type="string">
            <text:p>Weasel, giant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</text:p>
          </table:table-cell>
          <table:table-cell table:style-name="ce8" office:value-type="string">
            <text:p>DRAGON SUBTABLE III</text:p>
          </table:table-cell>
          <table:table-cell office:value-type="string">
            <text:p>1-28</text:p>
          </table:table-cell>
          <table:table-cell office:value-type="string">
            <text:p>Dragon - Black</text:p>
          </table:table-cell>
          <table:table-cell office:value-type="string">
            <text:p>1 </text:p>
          </table:table-cell>
          <table:table-cell table:style-name="ce2" office:value-type="string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</text:p>
          </table:table-cell>
          <table:table-cell table:style-name="ce8" office:value-type="string">
            <text:p>DRAGON SUBTABLE III</text:p>
          </table:table-cell>
          <table:table-cell office:value-type="string">
            <text:p>29-62</text:p>
          </table:table-cell>
          <table:table-cell office:value-type="string">
            <text:p>Dragon - Brass</text:p>
          </table:table-cell>
          <table:table-cell office:value-type="string">
            <text:p>1 </text:p>
          </table:table-cell>
          <table:table-cell table:style-name="ce2" office:value-type="string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3</text:p>
          </table:table-cell>
          <table:table-cell table:style-name="ce8" office:value-type="string">
            <text:p>DRAGON SUBTABLE III</text:p>
          </table:table-cell>
          <table:table-cell office:value-type="string">
            <text:p>63-100</text:p>
          </table:table-cell>
          <table:table-cell office:value-type="string">
            <text:p>Dragon - White</text:p>
          </table:table-cell>
          <table:table-cell office:value-type="string">
            <text:p>1 </text:p>
          </table:table-cell>
          <table:table-cell table:style-name="ce2" office:value-type="string">
            <text:p>1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1-8</text:p>
          </table:table-cell>
          <table:table-cell office:value-type="string">
            <text:p>Ape – Carnivorous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9-14</text:p>
          </table:table-cell>
          <table:table-cell office:value-type="string">
            <text:p>Blink Dog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15-22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23-24</text:p>
          </table:table-cell>
          <table:table-cell office:value-type="string">
            <text:p>DRAGON SUBTABLE IV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25-30</text:p>
          </table:table-cell>
          <table:table-cell office:value-type="string">
            <text:p>Gargoyle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31-36</text:p>
          </table:table-cell>
          <table:table-cell office:value-type="string">
            <text:p>Ghast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37-40</text:p>
          </table:table-cell>
          <table:table-cell office:value-type="string">
            <text:p>Gray Ooz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41-44</text:p>
          </table:table-cell>
          <table:table-cell office:value-type="string">
            <text:p>Hellhound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45-47</text:p>
          </table:table-cell>
          <table:table-cell office:value-type="string">
            <text:p>Hydr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48-48</text:p>
          </table:table-cell>
          <table:table-cell office:value-type="string">
            <text:p>Hydra, pyro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49-62</text:p>
          </table:table-cell>
          <table:table-cell office:value-type="string">
            <text:p>Lycanthrope, werewolf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63-75</text:p>
          </table:table-cell>
          <table:table-cell office:value-type="string">
            <text:p>Mold, yellow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76-78</text:p>
          </table:table-cell>
          <table:table-cell office:value-type="string">
            <text:p>Owlbear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79-79</text:p>
          </table:table-cell>
          <table:table-cell office:value-type="string">
            <text:p>Rust monst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80-82</text:p>
          </table:table-cell>
          <table:table-cell office:value-type="string">
            <text:p>Shadow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83-90</text:p>
          </table:table-cell>
          <table:table-cell office:value-type="string">
            <text:p>Snake, giant, constricto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91-94</text:p>
          </table:table-cell>
          <table:table-cell office:value-type="string">
            <text:p>Su-monster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95-96</text:p>
          </table:table-cell>
          <table:table-cell office:value-type="string">
            <text:p>Toad, ic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2" office:value-type="string">
            <text:p>MONSTER LEVEL IV</text:p>
          </table:table-cell>
          <table:table-cell office:value-type="string">
            <text:p>97-100</text:p>
          </table:table-cell>
          <table:table-cell office:value-type="string">
            <text:p>Toad, poisonous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1-9</text:p>
          </table:table-cell>
          <table:table-cell office:value-type="string">
            <text:p>Dragon - Black</text:p>
          </table:table-cell>
          <table:table-cell office:value-type="string">
            <text:p>1 </text:p>
          </table:table-cell>
          <table:table-cell table:style-name="ce2" office:value-type="string">
            <text:p>2-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10-20</text:p>
          </table:table-cell>
          <table:table-cell office:value-type="string">
            <text:p>Dragon - Blue</text:p>
          </table:table-cell>
          <table:table-cell office:value-type="string">
            <text:p>1 </text:p>
          </table:table-cell>
          <table:table-cell table:style-name="ce2" office:value-type="string">
            <text:p>1-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21-30</text:p>
          </table:table-cell>
          <table:table-cell office:value-type="string">
            <text:p>Dragon - Brass</text:p>
          </table:table-cell>
          <table:table-cell office:value-type="string">
            <text:p>1 </text:p>
          </table:table-cell>
          <table:table-cell table:style-name="ce2" office:value-type="string">
            <text:p>2-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31-37</text:p>
          </table:table-cell>
          <table:table-cell office:value-type="string">
            <text:p>Dragon - Bronze</text:p>
          </table:table-cell>
          <table:table-cell office:value-type="string">
            <text:p>1 </text:p>
          </table:table-cell>
          <table:table-cell table:style-name="ce2" office:value-type="string">
            <text:p>1-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38-50</text:p>
          </table:table-cell>
          <table:table-cell office:value-type="string">
            <text:p>Dragon - Copper</text:p>
          </table:table-cell>
          <table:table-cell office:value-type="string">
            <text:p>1 </text:p>
          </table:table-cell>
          <table:table-cell table:style-name="ce2" office:value-type="string">
            <text:p>1-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51-54</text:p>
          </table:table-cell>
          <table:table-cell office:value-type="string">
            <text:p>Dragon - Gold</text:p>
          </table:table-cell>
          <table:table-cell office:value-type="string">
            <text:p>1 </text:p>
          </table:table-cell>
          <table:table-cell table:style-name="ce2" office:value-type="string">
            <text:p>1-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55-70</text:p>
          </table:table-cell>
          <table:table-cell office:value-type="string">
            <text:p>Dragon - Green</text:p>
          </table:table-cell>
          <table:table-cell office:value-type="string">
            <text:p>1 </text:p>
          </table:table-cell>
          <table:table-cell table:style-name="ce2" office:value-type="string">
            <text:p>1-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71-80</text:p>
          </table:table-cell>
          <table:table-cell office:value-type="string">
            <text:p>Dragon - Red</text:p>
          </table:table-cell>
          <table:table-cell office:value-type="string">
            <text:p>1 </text:p>
          </table:table-cell>
          <table:table-cell table:style-name="ce2" office:value-type="string">
            <text:p>1-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81-88</text:p>
          </table:table-cell>
          <table:table-cell office:value-type="string">
            <text:p>Dragon - Silver</text:p>
          </table:table-cell>
          <table:table-cell office:value-type="string">
            <text:p>1 </text:p>
          </table:table-cell>
          <table:table-cell table:style-name="ce2" office:value-type="string">
            <text:p>1-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</text:p>
          </table:table-cell>
          <table:table-cell table:style-name="ce8" office:value-type="string">
            <text:p>DRAGON SUBTABLE IV</text:p>
          </table:table-cell>
          <table:table-cell office:value-type="string">
            <text:p>89-100</text:p>
          </table:table-cell>
          <table:table-cell office:value-type="string">
            <text:p>Dragon - White</text:p>
          </table:table-cell>
          <table:table-cell office:value-type="string">
            <text:p>1 </text:p>
          </table:table-cell>
          <table:table-cell table:style-name="ce2" office:value-type="string">
            <text:p>2-3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1-8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9-15</text:p>
          </table:table-cell>
          <table:table-cell office:value-type="string">
            <text:p>Cockatrice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16-18</text:p>
          </table:table-cell>
          <table:table-cell office:value-type="string">
            <text:p>Displacer beast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19-22</text:p>
          </table:table-cell>
          <table:table-cell office:value-type="string">
            <text:p>Doppleganger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23-24</text:p>
          </table:table-cell>
          <table:table-cell office:value-type="string">
            <text:p>DRAGON SUBTABLE V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25-26</text:p>
          </table:table-cell>
          <table:table-cell office:value-type="string">
            <text:p>Hydr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27-27</text:p>
          </table:table-cell>
          <table:table-cell office:value-type="string">
            <text:p>Hydra, pyro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28-28</text:p>
          </table:table-cell>
          <table:table-cell office:value-type="string">
            <text:p>Imp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29-31</text:p>
          </table:table-cell>
          <table:table-cell office:value-type="string">
            <text:p>Leucrotta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32-50</text:p>
          </table:table-cell>
          <table:table-cell office:value-type="string">
            <text:p>Lizard, subterranean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51-52</text:p>
          </table:table-cell>
          <table:table-cell office:value-type="string">
            <text:p>Lycanthrope, wereboar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53-60</text:p>
          </table:table-cell>
          <table:table-cell office:value-type="string">
            <text:p>Minotaur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61-64</text:p>
          </table:table-cell>
          <table:table-cell office:value-type="string">
            <text:p>Mold, yellow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65-65</text:p>
          </table:table-cell>
          <table:table-cell office:value-type="string">
            <text:p>Quasit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66-67</text:p>
          </table:table-cell>
          <table:table-cell office:value-type="string">
            <text:p>Rust monst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68-70</text:p>
          </table:table-cell>
          <table:table-cell office:value-type="string">
            <text:p>Shrieker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71-72</text:p>
          </table:table-cell>
          <table:table-cell office:value-type="string">
            <text:p>Slithering track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73-74</text:p>
          </table:table-cell>
          <table:table-cell office:value-type="string">
            <text:p>Snake, giant, amphisboen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75-82</text:p>
          </table:table-cell>
          <table:table-cell office:value-type="string">
            <text:p>Snake, giant, poisonous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83-86</text:p>
          </table:table-cell>
          <table:table-cell office:value-type="string">
            <text:p>Snake, giant, spitting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2" office:value-type="string">
            <text:p>MONSTER LEVEL V</text:p>
          </table:table-cell>
          <table:table-cell office:value-type="string">
            <text:p>87-100</text:p>
          </table:table-cell>
          <table:table-cell office:value-type="string">
            <text:p>Spider, giant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1-8</text:p>
          </table:table-cell>
          <table:table-cell office:value-type="string">
            <text:p>Dragon - Black</text:p>
          </table:table-cell>
          <table:table-cell office:value-type="string">
            <text:p>1 </text:p>
          </table:table-cell>
          <table:table-cell table:style-name="ce2" office:value-type="string">
            <text:p>4-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9-20</text:p>
          </table:table-cell>
          <table:table-cell office:value-type="string">
            <text:p>Dragon - Blue</text:p>
          </table:table-cell>
          <table:table-cell office:value-type="string">
            <text:p>1 </text:p>
          </table:table-cell>
          <table:table-cell table:style-name="ce2" office:value-type="string">
            <text:p>3-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21-30</text:p>
          </table:table-cell>
          <table:table-cell office:value-type="string">
            <text:p>Dragon - Brass</text:p>
          </table:table-cell>
          <table:table-cell office:value-type="string">
            <text:p>1 </text:p>
          </table:table-cell>
          <table:table-cell table:style-name="ce2" office:value-type="string">
            <text:p>4-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31-37</text:p>
          </table:table-cell>
          <table:table-cell office:value-type="string">
            <text:p>Dragon - Bronze</text:p>
          </table:table-cell>
          <table:table-cell office:value-type="string">
            <text:p>1 </text:p>
          </table:table-cell>
          <table:table-cell table:style-name="ce2" office:value-type="string">
            <text:p>3-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38-50</text:p>
          </table:table-cell>
          <table:table-cell office:value-type="string">
            <text:p>Dragon - Copper</text:p>
          </table:table-cell>
          <table:table-cell office:value-type="string">
            <text:p>1 </text:p>
          </table:table-cell>
          <table:table-cell table:style-name="ce2" office:value-type="string">
            <text:p>3-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51-54</text:p>
          </table:table-cell>
          <table:table-cell office:value-type="string">
            <text:p>Dragon - Gold</text:p>
          </table:table-cell>
          <table:table-cell office:value-type="string">
            <text:p>1 </text:p>
          </table:table-cell>
          <table:table-cell table:style-name="ce2" office:value-type="string">
            <text:p>3-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55-70</text:p>
          </table:table-cell>
          <table:table-cell office:value-type="string">
            <text:p>Dragon - Green</text:p>
          </table:table-cell>
          <table:table-cell office:value-type="string">
            <text:p>1 </text:p>
          </table:table-cell>
          <table:table-cell table:style-name="ce2" office:value-type="string">
            <text:p>3-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71-80</text:p>
          </table:table-cell>
          <table:table-cell office:value-type="string">
            <text:p>Dragon - Red</text:p>
          </table:table-cell>
          <table:table-cell office:value-type="string">
            <text:p>1 </text:p>
          </table:table-cell>
          <table:table-cell table:style-name="ce2" office:value-type="string">
            <text:p>3-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81-88</text:p>
          </table:table-cell>
          <table:table-cell office:value-type="string">
            <text:p>Dragon - Silver</text:p>
          </table:table-cell>
          <table:table-cell office:value-type="string">
            <text:p>1 </text:p>
          </table:table-cell>
          <table:table-cell table:style-name="ce2" office:value-type="string">
            <text:p>3-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</text:p>
          </table:table-cell>
          <table:table-cell table:style-name="ce8" office:value-type="string">
            <text:p>DRAGON SUBTABLE V</text:p>
          </table:table-cell>
          <table:table-cell office:value-type="string">
            <text:p>89-100</text:p>
          </table:table-cell>
          <table:table-cell office:value-type="string">
            <text:p>Dragon - White</text:p>
          </table:table-cell>
          <table:table-cell office:value-type="string">
            <text:p>1 </text:p>
          </table:table-cell>
          <table:table-cell table:style-name="ce2" office:value-type="string">
            <text:p>4-5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1-3</text:p>
          </table:table-cell>
          <table:table-cell office:value-type="string">
            <text:p>Basilisk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4-10</text:p>
          </table:table-cell>
          <table:table-cell office:value-type="string">
            <text:p>Carrion crawler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11-16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17-17</text:p>
          </table:table-cell>
          <table:table-cell office:value-type="string">
            <text:p>Devil, erinyes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18-19</text:p>
          </table:table-cell>
          <table:table-cell office:value-type="string">
            <text:p>Djinn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20-21</text:p>
          </table:table-cell>
          <table:table-cell office:value-type="string">
            <text:p>DRAGON SUBTABLE V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22-25</text:p>
          </table:table-cell>
          <table:table-cell office:value-type="string">
            <text:p>Green slim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26-28</text:p>
          </table:table-cell>
          <table:table-cell office:value-type="string">
            <text:p>Hydr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29-32</text:p>
          </table:table-cell>
          <table:table-cell office:value-type="string">
            <text:p>Jackalwere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33-36</text:p>
          </table:table-cell>
          <table:table-cell office:value-type="string">
            <text:p>Lammasu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37-38</text:p>
          </table:table-cell>
          <table:table-cell office:value-type="string">
            <text:p>Lycanthrope, werebea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39-41</text:p>
          </table:table-cell>
          <table:table-cell office:value-type="string">
            <text:p>Lycanthrope, weretiger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42-50</text:p>
          </table:table-cell>
          <table:table-cell office:value-type="string">
            <text:p>Manticore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51-55</text:p>
          </table:table-cell>
          <table:table-cell office:value-type="string">
            <text:p>Medus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56-56</text:p>
          </table:table-cell>
          <table:table-cell office:value-type="string">
            <text:p>Mold, brown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57-58</text:p>
          </table:table-cell>
          <table:table-cell office:value-type="string">
            <text:p>Mold, yellow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59-60</text:p>
          </table:table-cell>
          <table:table-cell office:value-type="string">
            <text:p>Ogre magi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61-68</text:p>
          </table:table-cell>
          <table:table-cell office:value-type="string">
            <text:p>Otyugh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69-70</text:p>
          </table:table-cell>
          <table:table-cell office:value-type="string">
            <text:p>Rakshasa</text:p>
          </table:table-cell>
          <table:table-cell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71-73</text:p>
          </table:table-cell>
          <table:table-cell office:value-type="string">
            <text:p>Salamander</text:p>
          </table:table-cell>
          <table:table-cell office:value-type="string">
            <text:p>1-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74-77</text:p>
          </table:table-cell>
          <table:table-cell office:value-type="string">
            <text:p>Spider - Phase</text:p>
          </table:table-cell>
          <table:table-cell office:value-type="string">
            <text:p>1-3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78-88</text:p>
          </table:table-cell>
          <table:table-cell office:value-type="string">
            <text:p>Troll</text:p>
          </table:table-cell>
          <table:table-cell office:value-type="string">
            <text:p>1-3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89-93</text:p>
          </table:table-cell>
          <table:table-cell office:value-type="string">
            <text:p>Wight</text:p>
          </table:table-cell>
          <table:table-cell office:value-type="string">
            <text:p>1-4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94-95</text:p>
          </table:table-cell>
          <table:table-cell table:style-name="ce13" office:value-type="string">
            <text:p>Wind Walker</text:p>
          </table:table-cell>
          <table:table-cell office:value-type="string">
            <text:p>1-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96-98</text:p>
          </table:table-cell>
          <table:table-cell office:value-type="string">
            <text:p>Wraith</text:p>
          </table:table-cell>
          <table:table-cell office:value-type="string">
            <text:p>1-2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</text:p>
          </table:table-cell>
          <table:table-cell office:value-type="string">
            <text:p>MONSTER LEVEL VI</text:p>
          </table:table-cell>
          <table:table-cell office:value-type="string">
            <text:p>99-100</text:p>
          </table:table-cell>
          <table:table-cell office:value-type="string">
            <text:p>Wyvern</text:p>
          </table:table-cell>
          <table:table-cell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1-8</text:p>
          </table:table-cell>
          <table:table-cell office:value-type="string">
            <text:p>Dragon - Black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9-19</text:p>
          </table:table-cell>
          <table:table-cell office:value-type="string">
            <text:p>Dragon - Blue</text:p>
          </table:table-cell>
          <table:table-cell office:value-type="string">
            <text:p>1 </text:p>
          </table:table-cell>
          <table:table-cell table:style-name="ce2" office:value-type="string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20-29</text:p>
          </table:table-cell>
          <table:table-cell office:value-type="string">
            <text:p>Dragon - Brass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30-36</text:p>
          </table:table-cell>
          <table:table-cell office:value-type="string">
            <text:p>Dragon - Bronze</text:p>
          </table:table-cell>
          <table:table-cell office:value-type="string">
            <text:p>1 </text:p>
          </table:table-cell>
          <table:table-cell table:style-name="ce2" office:value-type="string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37-48</text:p>
          </table:table-cell>
          <table:table-cell office:value-type="string">
            <text:p>Dragon - Copper</text:p>
          </table:table-cell>
          <table:table-cell office:value-type="string">
            <text:p>1 </text:p>
          </table:table-cell>
          <table:table-cell table:style-name="ce2" office:value-type="string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49-52</text:p>
          </table:table-cell>
          <table:table-cell office:value-type="string">
            <text:p>Dragon - Gold</text:p>
          </table:table-cell>
          <table:table-cell office:value-type="string">
            <text:p>1 </text:p>
          </table:table-cell>
          <table:table-cell table:style-name="ce2" office:value-type="string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53-65</text:p>
          </table:table-cell>
          <table:table-cell office:value-type="string">
            <text:p>Dragon - Green</text:p>
          </table:table-cell>
          <table:table-cell office:value-type="string">
            <text:p>1 </text:p>
          </table:table-cell>
          <table:table-cell table:style-name="ce2" office:value-type="string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66-78</text:p>
          </table:table-cell>
          <table:table-cell office:value-type="string">
            <text:p>Dragon - Red</text:p>
          </table:table-cell>
          <table:table-cell office:value-type="string">
            <text:p>1 </text:p>
          </table:table-cell>
          <table:table-cell table:style-name="ce2" office:value-type="string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79-87</text:p>
          </table:table-cell>
          <table:table-cell office:value-type="string">
            <text:p>Dragon - Silver</text:p>
          </table:table-cell>
          <table:table-cell office:value-type="string">
            <text:p>1 </text:p>
          </table:table-cell>
          <table:table-cell table:style-name="ce2" office:value-type="string">
            <text:p>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</text:p>
          </table:table-cell>
          <table:table-cell table:style-name="ce8" office:value-type="string">
            <text:p>DRAGON SUBTABLE VI</text:p>
          </table:table-cell>
          <table:table-cell office:value-type="string">
            <text:p>88-100</text:p>
          </table:table-cell>
          <table:table-cell office:value-type="string">
            <text:p>Dragon - White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1-5</text:p>
          </table:table-cell>
          <table:table-cell office:value-type="string">
            <text:p>Black pudding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6-10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11-14</text:p>
          </table:table-cell>
          <table:table-cell office:value-type="string">
            <text:p>Chimera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15</text:p>
          </table:table-cell>
          <table:table-cell office:value-type="string">
            <text:p>Demon, succubus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16</text:p>
          </table:table-cell>
          <table:table-cell office:value-type="string">
            <text:p>Demon, type 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17</text:p>
          </table:table-cell>
          <table:table-cell office:value-type="string">
            <text:p>Demon, type I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18</text:p>
          </table:table-cell>
          <table:table-cell office:value-type="string">
            <text:p>Demon, type II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19</text:p>
          </table:table-cell>
          <table:table-cell office:value-type="string">
            <text:p>Devil, barbed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20</text:p>
          </table:table-cell>
          <table:table-cell office:value-type="string">
            <text:p>Devil, ban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21</text:p>
          </table:table-cell>
          <table:table-cell office:value-type="string">
            <text:p>Devil, horned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22-23</text:p>
          </table:table-cell>
          <table:table-cell office:value-type="string">
            <text:p>DRAGON SUBTABLE VI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24</text:p>
          </table:table-cell>
          <table:table-cell office:value-type="string">
            <text:p>Efreet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25-26</text:p>
          </table:table-cell>
          <table:table-cell office:value-type="string">
            <text:p>ELEMENTAL SUBTABLE VI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27-30</text:p>
          </table:table-cell>
          <table:table-cell office:value-type="string">
            <text:p>Ettin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31-33</text:p>
          </table:table-cell>
          <table:table-cell office:value-type="string">
            <text:p>Giant, hill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office:value-type="string">
            <text:p>MONSTER LEVEL VII</text:p>
          </table:table-cell>
          <table:table-cell table:style-name="ce12" office:value-type="string">
            <text:p>34-35</text:p>
          </table:table-cell>
          <table:table-cell table:style-name="Default" office:value-type="string">
            <text:p>Giant, stone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36-37</text:p>
          </table:table-cell>
          <table:table-cell office:value-type="string">
            <text:p>Giant, fire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office:value-type="string">
            <text:p>MONSTER LEVEL VII</text:p>
          </table:table-cell>
          <table:table-cell table:style-name="ce12" office:value-type="float" office:value="38">
            <text:p>38</text:p>
          </table:table-cell>
          <table:table-cell table:style-name="Default" office:value-type="string">
            <text:p>Giant, frost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39</text:p>
          </table:table-cell>
          <table:table-cell office:value-type="string">
            <text:p>Golem, flesh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40-41</text:p>
          </table:table-cell>
          <table:table-cell office:value-type="string">
            <text:p>Gorgon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42-43</text:p>
          </table:table-cell>
          <table:table-cell office:value-type="string">
            <text:p>Groaning spirit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44-46</text:p>
          </table:table-cell>
          <table:table-cell office:value-type="string">
            <text:p>Hydr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47</text:p>
          </table:table-cell>
          <table:table-cell office:value-type="string">
            <text:p>Hydra, pyro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48-49</text:p>
          </table:table-cell>
          <table:table-cell office:value-type="string">
            <text:p>Intellect devour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50</text:p>
          </table:table-cell>
          <table:table-cell office:value-type="string">
            <text:p>Invisible stalk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51-52</text:p>
          </table:table-cell>
          <table:table-cell office:value-type="string">
            <text:p>Lamia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53-56</text:p>
          </table:table-cell>
          <table:table-cell office:value-type="string">
            <text:p>Lizard, fire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57-59</text:p>
          </table:table-cell>
          <table:table-cell office:value-type="string">
            <text:p>Lurker abov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60</text:p>
          </table:table-cell>
          <table:table-cell office:value-type="string">
            <text:p>Mezzodaemon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61-63</text:p>
          </table:table-cell>
          <table:table-cell office:value-type="string">
            <text:p>Mimic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64-65</text:p>
          </table:table-cell>
          <table:table-cell office:value-type="string">
            <text:p>Mind flayer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66-69</text:p>
          </table:table-cell>
          <table:table-cell office:value-type="string">
            <text:p>Mummy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70</text:p>
          </table:table-cell>
          <table:table-cell office:value-type="string">
            <text:p>Naga, spirit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71-73</text:p>
          </table:table-cell>
          <table:table-cell office:value-type="string">
            <text:p>Neo-otyugh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74</text:p>
          </table:table-cell>
          <table:table-cell office:value-type="string">
            <text:p>Night hag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75-78</text:p>
          </table:table-cell>
          <table:table-cell office:value-type="string">
            <text:p>Roper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79-82</text:p>
          </table:table-cell>
          <table:table-cell office:value-type="string">
            <text:p>Shambling mound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83-86</text:p>
          </table:table-cell>
          <table:table-cell office:value-type="string">
            <text:p>Shedu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87</text:p>
          </table:table-cell>
          <table:table-cell office:value-type="string">
            <text:p>Slug, giant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88-91</text:p>
          </table:table-cell>
          <table:table-cell office:value-type="string">
            <text:p>Spectr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92-93</text:p>
          </table:table-cell>
          <table:table-cell office:value-type="string">
            <text:p>Trapp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7</text:p>
          </table:table-cell>
          <table:table-cell office:value-type="string">
            <text:p>MONSTER LEVEL VII</text:p>
          </table:table-cell>
          <table:table-cell table:style-name="ce10" office:value-type="string">
            <text:p>94-95</text:p>
          </table:table-cell>
          <table:table-cell office:value-type="string">
            <text:p>Umber hulk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office:value-type="string">
            <text:p>MONSTER LEVEL VII</text:p>
          </table:table-cell>
          <table:table-cell table:style-name="ce12" office:value-type="string">
            <text:p>96-97</text:p>
          </table:table-cell>
          <table:table-cell table:style-name="Default" office:value-type="string">
            <text:p>Will-o-wisp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office:value-type="string">
            <text:p>MONSTER LEVEL VII</text:p>
          </table:table-cell>
          <table:table-cell table:style-name="ce12" office:value-type="string">
            <text:p>98-100</text:p>
          </table:table-cell>
          <table:table-cell table:style-name="Default" office:value-type="string">
            <text:p>Xorn</text:p>
          </table:table-cell>
          <table:table-cell office:value-type="string">
            <text:p>1-3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1-10</text:p>
          </table:table-cell>
          <table:table-cell office:value-type="string">
            <text:p>Dragon - Black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11-21</text:p>
          </table:table-cell>
          <table:table-cell office:value-type="string">
            <text:p>Dragon - Blue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22-29</text:p>
          </table:table-cell>
          <table:table-cell office:value-type="string">
            <text:p>Dragon - Brass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30-36</text:p>
          </table:table-cell>
          <table:table-cell office:value-type="string">
            <text:p>Dragon - Bronze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37-48</text:p>
          </table:table-cell>
          <table:table-cell office:value-type="string">
            <text:p>Dragon - Copper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49-52</text:p>
          </table:table-cell>
          <table:table-cell office:value-type="string">
            <text:p>Dragon - Gold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53-66</text:p>
          </table:table-cell>
          <table:table-cell office:value-type="string">
            <text:p>Dragon - Green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67-80</text:p>
          </table:table-cell>
          <table:table-cell office:value-type="string">
            <text:p>Dragon - Red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81-87</text:p>
          </table:table-cell>
          <table:table-cell office:value-type="string">
            <text:p>Dragon - Silver</text:p>
          </table:table-cell>
          <table:table-cell office:value-type="string">
            <text:p>1 </text:p>
          </table:table-cell>
          <table:table-cell table:style-name="ce2" office:value-type="string">
            <text:p>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7</text:p>
          </table:table-cell>
          <table:table-cell table:style-name="ce8" office:value-type="string">
            <text:p>DRAGON SUBTABLE VII</text:p>
          </table:table-cell>
          <table:table-cell office:value-type="string">
            <text:p>88-100</text:p>
          </table:table-cell>
          <table:table-cell office:value-type="string">
            <text:p>Dragon - White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7" office:value-type="string">
            <text:p>Level</text:p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Dice</text:p>
          </table:table-cell>
          <table:table-cell table:style-name="ce7" office:value-type="string">
            <text:p>Creature</text:p>
          </table:table-cell>
          <table:table-cell table:style-name="ce7" office:value-type="string">
            <text:p>Numbers</text:p>
          </table:table-cell>
          <table:table-cell table:style-name="ce7" office:value-type="string">
            <text:p>Data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7</text:p>
          </table:table-cell>
          <table:table-cell table:style-name="ce8" office:value-type="string">
            <text:p>ELEMENTAL SUBTABLE VII</text:p>
          </table:table-cell>
          <table:table-cell office:value-type="string">
            <text:p>1-24</text:p>
          </table:table-cell>
          <table:table-cell office:value-type="string">
            <text:p>Elemental - Air</text:p>
          </table:table-cell>
          <table:table-cell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7</text:p>
          </table:table-cell>
          <table:table-cell table:style-name="ce8" office:value-type="string">
            <text:p>ELEMENTAL SUBTABLE VII</text:p>
          </table:table-cell>
          <table:table-cell office:value-type="string">
            <text:p>25-49</text:p>
          </table:table-cell>
          <table:table-cell office:value-type="string">
            <text:p>Elemental - Earth</text:p>
          </table:table-cell>
          <table:table-cell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7</text:p>
          </table:table-cell>
          <table:table-cell table:style-name="ce8" office:value-type="string">
            <text:p>ELEMENTAL SUBTABLE VII</text:p>
          </table:table-cell>
          <table:table-cell office:value-type="string">
            <text:p>50-74</text:p>
          </table:table-cell>
          <table:table-cell office:value-type="string">
            <text:p>Elemental - Fire</text:p>
          </table:table-cell>
          <table:table-cell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7</text:p>
          </table:table-cell>
          <table:table-cell table:style-name="ce8" office:value-type="string">
            <text:p>ELEMENTAL SUBTABLE VII</text:p>
          </table:table-cell>
          <table:table-cell office:value-type="string">
            <text:p>75-100</text:p>
          </table:table-cell>
          <table:table-cell office:value-type="string">
            <text:p>Elemental - Water</text:p>
          </table:table-cell>
          <table:table-cell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MONSTER LEVEL VIII</text:p>
          </table:table-cell>
          <table:table-cell office:value-type="string">
            <text:p>1-1</text:p>
          </table:table-cell>
          <table:table-cell office:value-type="string">
            <text:p>Aerial servant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MONSTER LEVEL VIII</text:p>
          </table:table-cell>
          <table:table-cell office:value-type="string">
            <text:p>2-6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MONSTER LEVEL VIII</text:p>
          </table:table-cell>
          <table:table-cell office:value-type="string">
            <text:p>7-7</text:p>
          </table:table-cell>
          <table:table-cell office:value-type="string">
            <text:p>Demon, type IV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MONSTER LEVEL VIII</text:p>
          </table:table-cell>
          <table:table-cell office:value-type="string">
            <text:p>8-8</text:p>
          </table:table-cell>
          <table:table-cell office:value-type="string">
            <text:p>Demon, type V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MONSTER LEVEL VIII</text:p>
          </table:table-cell>
          <table:table-cell office:value-type="string">
            <text:p>9-9</text:p>
          </table:table-cell>
          <table:table-cell office:value-type="string">
            <text:p>Demon, type V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10-10</text:p>
          </table:table-cell>
          <table:table-cell office:value-type="string">
            <text:p>Devil, ic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11-12</text:p>
          </table:table-cell>
          <table:table-cell office:value-type="string">
            <text:p>DRAGON SUBTABLE VIII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13-17</text:p>
          </table:table-cell>
          <table:table-cell office:value-type="string">
            <text:p>Ghost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18-21</text:p>
          </table:table-cell>
          <table:table-cell office:value-type="string">
            <text:p>Giant, cloud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22-23</text:p>
          </table:table-cell>
          <table:table-cell office:value-type="string">
            <text:p>Golem, clay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24-26</text:p>
          </table:table-cell>
          <table:table-cell office:value-type="string">
            <text:p>Hydr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27-27</text:p>
          </table:table-cell>
          <table:table-cell office:value-type="string">
            <text:p>Hydra, pyro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28-29</text:p>
          </table:table-cell>
          <table:table-cell office:value-type="string">
            <text:p>Intellect devourer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30-35</text:p>
          </table:table-cell>
          <table:table-cell office:value-type="string">
            <text:p>Lurker abov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36-41</text:p>
          </table:table-cell>
          <table:table-cell office:value-type="string">
            <text:p>Mold, brown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42-43</text:p>
          </table:table-cell>
          <table:table-cell office:value-type="string">
            <text:p>Mold, yellow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44-47</text:p>
          </table:table-cell>
          <table:table-cell office:value-type="string">
            <text:p>Mind flayer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48-50</text:p>
          </table:table-cell>
          <table:table-cell office:value-type="string">
            <text:p>Naga, guardian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51-56</text:p>
          </table:table-cell>
          <table:table-cell office:value-type="string">
            <text:p>Neo-otyugh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57-64</text:p>
          </table:table-cell>
          <table:table-cell office:value-type="string">
            <text:p>Purple worm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65-69</text:p>
          </table:table-cell>
          <table:table-cell office:value-type="string">
            <text:p>Rust monst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70-73</text:p>
          </table:table-cell>
          <table:table-cell office:value-type="string">
            <text:p>Slug, giant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74-78</text:p>
          </table:table-cell>
          <table:table-cell office:value-type="string">
            <text:p>Trapp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79-86</text:p>
          </table:table-cell>
          <table:table-cell office:value-type="string">
            <text:p>Vampir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87-92</text:p>
          </table:table-cell>
          <table:table-cell office:value-type="string">
            <text:p>Will-o-wisp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8</text:p>
          </table:table-cell>
          <table:table-cell office:value-type="string">
            <text:p>MONSTER LEVEL VIII</text:p>
          </table:table-cell>
          <table:table-cell office:value-type="string">
            <text:p>93-100</text:p>
          </table:table-cell>
          <table:table-cell office:value-type="string">
            <text:p>Xorn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1-13</text:p>
          </table:table-cell>
          <table:table-cell office:value-type="string">
            <text:p>Dragon - Black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14-24</text:p>
          </table:table-cell>
          <table:table-cell office:value-type="string">
            <text:p>Dragon - Blue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25-31</text:p>
          </table:table-cell>
          <table:table-cell office:value-type="string">
            <text:p>Dragon - Brass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32-35</text:p>
          </table:table-cell>
          <table:table-cell office:value-type="string">
            <text:p>Dragon - Bronze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36-43</text:p>
          </table:table-cell>
          <table:table-cell office:value-type="string">
            <text:p>Dragon - Copper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44-47</text:p>
          </table:table-cell>
          <table:table-cell office:value-type="string">
            <text:p>Dragon - Gold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48-62</text:p>
          </table:table-cell>
          <table:table-cell office:value-type="string">
            <text:p>Dragon - Green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63-78</text:p>
          </table:table-cell>
          <table:table-cell office:value-type="string">
            <text:p>Dragon - Red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79-82</text:p>
          </table:table-cell>
          <table:table-cell office:value-type="string">
            <text:p>Dragon - Silver</text:p>
          </table:table-cell>
          <table:table-cell office:value-type="string">
            <text:p>1 </text:p>
          </table:table-cell>
          <table:table-cell table:style-name="ce2" office:value-type="string">
            <text:p>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8</text:p>
          </table:table-cell>
          <table:table-cell table:style-name="ce8" office:value-type="string">
            <text:p>DRAGON SUBTABLE VIII</text:p>
          </table:table-cell>
          <table:table-cell office:value-type="string">
            <text:p>83-100</text:p>
          </table:table-cell>
          <table:table-cell office:value-type="string">
            <text:p>Dragon - White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1-9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10-12</text:p>
          </table:table-cell>
          <table:table-cell office:value-type="string">
            <text:p>Devil, pit fiend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13-15</text:p>
          </table:table-cell>
          <table:table-cell office:value-type="string">
            <text:p>DRAGON SUBTABLE IX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16-21</text:p>
          </table:table-cell>
          <table:table-cell office:value-type="string">
            <text:p>Giant, storm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22-23</text:p>
          </table:table-cell>
          <table:table-cell office:value-type="string">
            <text:p>Golem, ston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24-30</text:p>
          </table:table-cell>
          <table:table-cell office:value-type="string">
            <text:p>Hydra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31-33</text:p>
          </table:table-cell>
          <table:table-cell office:value-type="string">
            <text:p>Hydra, pyro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34-40</text:p>
          </table:table-cell>
          <table:table-cell office:value-type="string">
            <text:p>Mold, brown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41-50</text:p>
          </table:table-cell>
          <table:table-cell office:value-type="string">
            <text:p>Mold, yellow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51-52</text:p>
          </table:table-cell>
          <table:table-cell office:value-type="string">
            <text:p>Nycadaemon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53-64</text:p>
          </table:table-cell>
          <table:table-cell office:value-type="string">
            <text:p>Purple worm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65-67</text:p>
          </table:table-cell>
          <table:table-cell office:value-type="string">
            <text:p>Rust monst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68-69</text:p>
          </table:table-cell>
          <table:table-cell office:value-type="string">
            <text:p>Titan, less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70-73</text:p>
          </table:table-cell>
          <table:table-cell office:value-type="string">
            <text:p>Titan, mino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74-80</text:p>
          </table:table-cell>
          <table:table-cell office:value-type="string">
            <text:p>Umber hulk</text:p>
          </table:table-cell>
          <table:table-cell office:value-type="string">
            <text:p>1-4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81-83</text:p>
          </table:table-cell>
          <table:table-cell office:value-type="string">
            <text:p>Vampir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84-93</text:p>
          </table:table-cell>
          <table:table-cell office:value-type="string">
            <text:p>Will-o-wisp</text:p>
          </table:table-cell>
          <table:table-cell office:value-type="string">
            <text:p>2-5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9</text:p>
          </table:table-cell>
          <table:table-cell office:value-type="string">
            <text:p>MONSTER LEVEL IX</text:p>
          </table:table-cell>
          <table:table-cell office:value-type="string">
            <text:p>94-100</text:p>
          </table:table-cell>
          <table:table-cell office:value-type="string">
            <text:p>Xorn</text:p>
          </table:table-cell>
          <table:table-cell office:value-type="string">
            <text:p>2-9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1-10</text:p>
          </table:table-cell>
          <table:table-cell office:value-type="string">
            <text:p>Dragon - Black</text:p>
          </table:table-cell>
          <table:table-cell office:value-type="string">
            <text:p>1 </text:p>
          </table:table-cell>
          <table:table-cell table:style-name="ce2" office:value-type="string">
            <text:p>8&amp;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11-22</text:p>
          </table:table-cell>
          <table:table-cell office:value-type="string">
            <text:p>Dragon - Blue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23-31</text:p>
          </table:table-cell>
          <table:table-cell office:value-type="string">
            <text:p>Dragon - Brass</text:p>
          </table:table-cell>
          <table:table-cell office:value-type="string">
            <text:p>1 </text:p>
          </table:table-cell>
          <table:table-cell table:style-name="ce2" office:value-type="string">
            <text:p>8&amp;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32-34</text:p>
          </table:table-cell>
          <table:table-cell office:value-type="string">
            <text:p>Dragon - Bronze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35-42</text:p>
          </table:table-cell>
          <table:table-cell office:value-type="string">
            <text:p>Dragon - Copper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43-46</text:p>
          </table:table-cell>
          <table:table-cell office:value-type="string">
            <text:p>Dragon - Gold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47-62</text:p>
          </table:table-cell>
          <table:table-cell office:value-type="string">
            <text:p>Dragon - Green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63-78</text:p>
          </table:table-cell>
          <table:table-cell office:value-type="string">
            <text:p>Dragon - Red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79-82</text:p>
          </table:table-cell>
          <table:table-cell office:value-type="string">
            <text:p>Dragon - Silver</text:p>
          </table:table-cell>
          <table:table-cell office:value-type="string">
            <text:p>1 </text:p>
          </table:table-cell>
          <table:table-cell table:style-name="ce2" office:value-type="string">
            <text:p>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9</text:p>
          </table:table-cell>
          <table:table-cell table:style-name="ce8" office:value-type="string">
            <text:p>DRAGON SUBTABLE IX</text:p>
          </table:table-cell>
          <table:table-cell office:value-type="string">
            <text:p>83-100</text:p>
          </table:table-cell>
          <table:table-cell office:value-type="string">
            <text:p>Dragon - White</text:p>
          </table:table-cell>
          <table:table-cell office:value-type="string">
            <text:p>1 </text:p>
          </table:table-cell>
          <table:table-cell table:style-name="ce2" office:value-type="string">
            <text:p>8&amp;7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Table Name</text:p>
          </table:table-cell>
          <table:table-cell table:style-name="ce1" office:value-type="string">
            <text:p>Dice</text:p>
          </table:table-cell>
          <table:table-cell table:style-name="ce1" office:value-type="string">
            <text:p>Creature</text:p>
          </table:table-cell>
          <table:table-cell table:style-name="ce1" office:value-type="string">
            <text:p>Numbers</text:p>
          </table:table-cell>
          <table:table-cell table:style-name="ce14" office:value-type="string">
            <text:p>Data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1-12</text:p>
          </table:table-cell>
          <table:table-cell office:value-type="string">
            <text:p>Behold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13-20</text:p>
          </table:table-cell>
          <table:table-cell office:value-type="string">
            <text:p>CHARACTER SUBTABLE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21-28</text:p>
          </table:table-cell>
          <table:table-cell office:value-type="string">
            <text:p>DEMON PRINCE SUBTABLE X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29-30</text:p>
          </table:table-cell>
          <table:table-cell office:value-type="string">
            <text:p>ARCHDEVIL SUBTABLE X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31-40</text:p>
          </table:table-cell>
          <table:table-cell office:value-type="string">
            <text:p>DRAGON SUBTABLE X</text:p>
          </table:table-cell>
          <table:table-cell office:value-type="string">
            <text:p>1-2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41-50</text:p>
          </table:table-cell>
          <table:table-cell office:value-type="string">
            <text:p>Golem, iron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51-60</text:p>
          </table:table-cell>
          <table:table-cell office:value-type="string">
            <text:p>Lich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61-70</text:p>
          </table:table-cell>
          <table:table-cell office:value-type="string">
            <text:p>Titan, elder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71-80</text:p>
          </table:table-cell>
          <table:table-cell office:value-type="string">
            <text:p>Vampire</text:p>
          </table:table-cell>
          <table:table-cell office:value-type="string">
            <text:p>1 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10</text:p>
          </table:table-cell>
          <table:table-cell office:value-type="string">
            <text:p>MONSTER LEVEL X</text:p>
          </table:table-cell>
          <table:table-cell office:value-type="string">
            <text:p>81-100</text:p>
          </table:table-cell>
          <table:table-cell office:value-type="string">
            <text:p>REROLL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6" office:value-type="string">
            <text:p>Level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Dice</text:p>
          </table:table-cell>
          <table:table-cell table:style-name="ce6" office:value-type="string">
            <text:p>Creature</text:p>
          </table:table-cell>
          <table:table-cell table:style-name="ce6" office:value-type="string">
            <text:p>Numbers</text:p>
          </table:table-cell>
          <table:table-cell table:style-name="ce6" office:value-type="string">
            <text:p>Data (Hit Points/Die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1-20</text:p>
          </table:table-cell>
          <table:table-cell office:value-type="string">
            <text:p>Dragon - Blue</text:p>
          </table:table-cell>
          <table:table-cell office:value-type="string">
            <text:p>1 </text:p>
          </table:table-cell>
          <table:table-cell table:style-name="ce2" office:value-type="string">
            <text:p>8&amp;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21-26</text:p>
          </table:table-cell>
          <table:table-cell office:value-type="string">
            <text:p>Dragon - Bronze</text:p>
          </table:table-cell>
          <table:table-cell office:value-type="string">
            <text:p>1 </text:p>
          </table:table-cell>
          <table:table-cell table:style-name="ce2" office:value-type="string">
            <text:p>8&amp;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27-33</text:p>
          </table:table-cell>
          <table:table-cell office:value-type="string">
            <text:p>Dragon - Copper</text:p>
          </table:table-cell>
          <table:table-cell office:value-type="string">
            <text:p>1 </text:p>
          </table:table-cell>
          <table:table-cell table:style-name="ce2" office:value-type="string">
            <text:p>8&amp;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34-35</text:p>
          </table:table-cell>
          <table:table-cell office:value-type="string">
            <text:p>Dragon - Chromatic (Tiamat)</text:p>
          </table:table-cell>
          <table:table-cell office:value-type="string">
            <text:p>1 </text:p>
          </table:table-cell>
          <table:table-cell table:style-name="ce2" office:value-type="string">
            <text:p>Tiamat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36-40</text:p>
          </table:table-cell>
          <table:table-cell office:value-type="string">
            <text:p>Dragon - Gold</text:p>
          </table:table-cell>
          <table:table-cell office:value-type="string">
            <text:p>1 </text:p>
          </table:table-cell>
          <table:table-cell table:style-name="ce2" office:value-type="string">
            <text:p>8&amp;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41-60</text:p>
          </table:table-cell>
          <table:table-cell office:value-type="string">
            <text:p>Dragon - Green</text:p>
          </table:table-cell>
          <table:table-cell office:value-type="string">
            <text:p>1 </text:p>
          </table:table-cell>
          <table:table-cell table:style-name="ce2" office:value-type="string">
            <text:p>8&amp;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61-63</text:p>
          </table:table-cell>
          <table:table-cell office:value-type="string">
            <text:p>Dragon - Platinum (Bahamut)</text:p>
          </table:table-cell>
          <table:table-cell office:value-type="string">
            <text:p>1 </text:p>
          </table:table-cell>
          <table:table-cell table:style-name="ce2" office:value-type="string">
            <text:p>Bahamut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64-94</text:p>
          </table:table-cell>
          <table:table-cell office:value-type="string">
            <text:p>Dragon - Red</text:p>
          </table:table-cell>
          <table:table-cell office:value-type="string">
            <text:p>1 </text:p>
          </table:table-cell>
          <table:table-cell table:style-name="ce2" office:value-type="string">
            <text:p>8&amp;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DRAGON SUBTABLE X</text:p>
          </table:table-cell>
          <table:table-cell office:value-type="string">
            <text:p>95-100</text:p>
          </table:table-cell>
          <table:table-cell office:value-type="string">
            <text:p>Dragon - Silver</text:p>
          </table:table-cell>
          <table:table-cell office:value-type="string">
            <text:p>1 </text:p>
          </table:table-cell>
          <table:table-cell table:style-name="ce2" office:value-type="string">
            <text:p>8&amp;6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9" office:value-type="string">
            <text:p>Level</text:p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Dice</text:p>
          </table:table-cell>
          <table:table-cell table:style-name="ce9" office:value-type="string">
            <text:p>Creature</text:p>
          </table:table-cell>
          <table:table-cell table:style-name="ce9" office:value-type="string">
            <text:p>Numbers</text:p>
          </table:table-cell>
          <table:table-cell table:style-name="ce9" office:value-type="string">
            <text:p>Data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10" office:value-type="string">
            <text:p>10</text:p>
          </table:table-cell>
          <table:table-cell table:style-name="ce8" office:value-type="string">
            <text:p>DEMON PRINCE SUBTABLE X</text:p>
          </table:table-cell>
          <table:table-cell office:value-type="string">
            <text:p>1-24</text:p>
          </table:table-cell>
          <table:table-cell office:value-type="string">
            <text:p>Demon - Demogorgon (Prince of Demons)</text:p>
          </table:table-cell>
          <table:table-cell table:style-name="ce10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10" office:value-type="string">
            <text:p>10</text:p>
          </table:table-cell>
          <table:table-cell table:style-name="ce8" office:value-type="string">
            <text:p>DEMON PRINCE SUBTABLE X</text:p>
          </table:table-cell>
          <table:table-cell office:value-type="string">
            <text:p>25-49</text:p>
          </table:table-cell>
          <table:table-cell office:value-type="string">
            <text:p>Demon - Juiblex (The Faceless Lord)</text:p>
          </table:table-cell>
          <table:table-cell table:style-name="ce10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10" office:value-type="string">
            <text:p>10</text:p>
          </table:table-cell>
          <table:table-cell table:style-name="ce8" office:value-type="string">
            <text:p>DEMON PRINCE SUBTABLE X</text:p>
          </table:table-cell>
          <table:table-cell office:value-type="string">
            <text:p>50-74</text:p>
          </table:table-cell>
          <table:table-cell office:value-type="string">
            <text:p>Demon - Orcus (Prince of the Undead)</text:p>
          </table:table-cell>
          <table:table-cell table:style-name="ce10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style-name="ce10" office:value-type="float" office:value="10">
            <text:p>10</text:p>
          </table:table-cell>
          <table:table-cell table:style-name="ce8" office:value-type="string">
            <text:p>DEMON PRINCE SUBTABLE X</text:p>
          </table:table-cell>
          <table:table-cell office:value-type="string">
            <text:p>75-100</text:p>
          </table:table-cell>
          <table:table-cell office:value-type="string">
            <text:p>Demon - Yeenoghu (Demon Lord of Gnolls)</text:p>
          </table:table-cell>
          <table:table-cell table:style-name="ce10" office:value-type="float" office:value="1">
            <text:p>1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table:style-name="ce1" office:value-type="string">
            <text:p># Table</text:p>
          </table:table-cell>
          <table:table-cell table:style-name="ce9" office:value-type="string">
            <text:p>Level</text:p>
          </table:table-cell>
          <table:table-cell table:style-name="ce9" office:value-type="string">
            <text:p>Table Name</text:p>
          </table:table-cell>
          <table:table-cell table:style-name="ce9" office:value-type="string">
            <text:p>Dice</text:p>
          </table:table-cell>
          <table:table-cell table:style-name="ce9" office:value-type="string">
            <text:p>Creature</text:p>
          </table:table-cell>
          <table:table-cell table:style-name="ce9" office:value-type="string">
            <text:p>Numbers</text:p>
          </table:table-cell>
          <table:table-cell table:style-name="ce9" office:value-type="string">
            <text:p>Data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10" office:value-type="string">
            <text:p>10</text:p>
          </table:table-cell>
          <table:table-cell table:style-name="ce8" office:value-type="string">
            <text:p>ARCHDEVIL SUBTABLE X</text:p>
          </table:table-cell>
          <table:table-cell office:value-type="string">
            <text:p>1-24</text:p>
          </table:table-cell>
          <table:table-cell office:value-type="string">
            <text:p>Devil - Arch-Devil - Asmondus</text:p>
          </table:table-cell>
          <table:table-cell table:style-name="ce10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10" office:value-type="string">
            <text:p>10</text:p>
          </table:table-cell>
          <table:table-cell table:style-name="ce8" office:value-type="string">
            <text:p>ARCHDEVIL SUBTABLE X</text:p>
          </table:table-cell>
          <table:table-cell office:value-type="string">
            <text:p>25-49</text:p>
          </table:table-cell>
          <table:table-cell office:value-type="string">
            <text:p>Devil - Arch-Devil - Baalzebul</text:p>
          </table:table-cell>
          <table:table-cell table:style-name="ce10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10" office:value-type="string">
            <text:p>10</text:p>
          </table:table-cell>
          <table:table-cell table:style-name="ce8" office:value-type="string">
            <text:p>ARCHDEVIL SUBTABLE X</text:p>
          </table:table-cell>
          <table:table-cell office:value-type="string">
            <text:p>50-74</text:p>
          </table:table-cell>
          <table:table-cell office:value-type="string">
            <text:p>Devil - Arch-Devil - Dispater</text:p>
          </table:table-cell>
          <table:table-cell table:style-name="ce10" office:value-type="string">
            <text:p>1 </text:p>
          </table:table-cell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style-name="ce10" office:value-type="float" office:value="10">
            <text:p>10</text:p>
          </table:table-cell>
          <table:table-cell table:style-name="ce8" office:value-type="string">
            <text:p>ARCHDEVIL SUBTABLE X</text:p>
          </table:table-cell>
          <table:table-cell office:value-type="string">
            <text:p>75-100</text:p>
          </table:table-cell>
          <table:table-cell office:value-type="string">
            <text:p>Devil - Arch-Devil - Geryon</text:p>
          </table:table-cell>
          <table:table-cell table:style-name="ce10" office:value-type="float" office:value="1">
            <text:p>1</text:p>
          </table:table-cell>
          <table:table-cell table:style-name="ce2" office:value-type="string">
            <text:p>X</text:p>
          </table:table-cell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8/08/2014</text:date>, <text:time>15:3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eary O'Dell</meta:initial-creator>
    <meta:creation-date>2014-06-26T12:48:03.58</meta:creation-date>
    <dc:date>2014-08-08T15:32:57.93</dc:date>
    <dc:creator>Keary O'Dell</dc:creator>
    <meta:editing-duration>PT11H42M15S</meta:editing-duration>
    <meta:editing-cycles>19</meta:editing-cycles>
    <meta:generator>OpenOffice.org/3.1$Win32 OpenOffice.org_project/310m11$Build-9399</meta:generator>
    <meta:document-statistic meta:table-count="3" meta:cell-count="2352" meta:object-count="0"/>
  </office:meta>
</office:document-meta>
</file>